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fo:color="#00a9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ppdoo</text:p>
      <text:p text:style-name="Standard"/>
      <text:p text:style-name="Subtitle">This <text:span text:style-name="T1">is</text:span> a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35:49.349999749</meta:creation-date>
    <dc:date>2019-02-18T13:36:39.299013876</dc:date>
    <meta:editing-duration>PT51S</meta:editing-duration>
    <meta:editing-cycles>1</meta:editing-cycles>
    <meta:document-statistic meta:table-count="0" meta:image-count="0" meta:object-count="0" meta:page-count="1" meta:paragraph-count="2" meta:word-count="5" meta:character-count="20" meta:non-whitespace-character-count="17"/>
    <meta:generator>LibreOffice/6.2.0.3$MacOSX_X86_64 LibreOffice_project/98c6a8a1c6c7b144ce3cc729e34964b47ce25d62</meta:generator>
  </office:meta>
</office:document-meta>
</file>